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4"/>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storytelling</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ing</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ancipated</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 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toy</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soup and &lt;b&gt;onion&lt;/b&gt;s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lt;/b&gt;red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saute&lt;/b&gt;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lt;/b&gt;s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look&lt;/b&gt; herself &lt;b&gt;in the mirror&lt;/b&gt;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so hot I could &lt;b&gt;sear&lt;/b&gt; you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lt;b&gt;killer's 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canned tuna in brine&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loud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table:table-row table:style-name="ro2">
          <table:table-cell office:value-type="string" calcext:value-type="string">
            <text:p>IngredientsDatabase-getIngredientData-ecdc95ee</text:p>
          </table:table-cell>
          <table:table-cell table:style-name="ce14" office:value-type="string" calcext:value-type="string">
            <text:p>Balenciaga</text:p>
          </table:table-cell>
          <table:table-cell table:style-name="ce14" office:value-type="string" calcext:value-type="string">
            <text:p>Balenciaga</text:p>
          </table:table-cell>
        </table:table-row>
        <table:table-row table:style-name="ro2">
          <table:table-cell office:value-type="string" calcext:value-type="string">
            <text:p>IngredientsDatabase-getIngredientData-eab88fe6</text:p>
          </table:table-cell>
          <table:table-cell table:style-name="ce14" office:value-type="string" calcext:value-type="string">
            <text:p>Myrtle</text:p>
          </table:table-cell>
          <table:table-cell office:value-type="string" calcext:value-type="string">
            <text:p>Myrtle</text:p>
          </table:table-cell>
        </table:table-row>
        <table:table-row table:style-name="ro3">
          <table:table-cell office:value-type="string" calcext:value-type="string">
            <text:p>01DayOne-day_one_lounge-af346e02</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1}|{base_dialogue_loops}}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1}|{base_dialogue_loops}} people!</text:p>
          </table:table-cell>
        </table:table-row>
        <table:table-row table:style-name="ro2">
          <table:table-cell office:value-type="string" calcext:value-type="string">
            <text:p>04DayFour-day_four_lounge-88ea9f22</text:p>
          </table:table-cell>
          <table:table-cell table:style-name="ce14" office:value-type="string" calcext:value-type="string">
            <text:p>DOGRON: E il consiglio dei Carlini ha per voi questo indovinello.</text:p>
          </table:table-cell>
          <table:table-cell office:value-type="string" calcext:value-type="string">
            <text:p>DOGRON: The Great Council of Pugs has a riddle for you.</text:p>
          </table:table-cell>
        </table:table-row>
        <table:table-row table:style-name="ro2">
          <table:table-cell office:value-type="string" calcext:value-type="string">
            <text:p>04DayFour-day_four_lounge-e7f05311</text:p>
          </table:table-cell>
          <table:table-cell table:style-name="ce14" office:value-type="string" calcext:value-type="string">
            <text:p>DOGRON: Suprema nel cuore, Balenciaga nella mia voce, Myrtle è il mio nome.</text:p>
          </table:table-cell>
          <table:table-cell office:value-type="string" calcext:value-type="string">
            <text:p>DOGRON: The Supreme in my heart, Balenciaga in my voice, Myrtle is my name.</text:p>
          </table:table-cell>
        </table:table-row>
        <table:table-row table:style-name="ro1">
          <table:table-cell office:value-type="string" calcext:value-type="string">
            <text:p>04DayFour-day_four_lounge-fcd87c83</text:p>
          </table:table-cell>
          <table:table-cell table:style-name="ce14" office:value-type="string" calcext:value-type="string">
            <text:p>DOGRON: Uuuuh, dov'è l'indovinello?</text:p>
          </table:table-cell>
          <table:table-cell office:value-type="string" calcext:value-type="string">
            <text:p>DOGRON: Wait, where’s the riddle?</text:p>
          </table:table-cell>
        </table:table-row>
        <calcext:conditional-formats>
          <calcext:conditional-format calcext:target-range-address="Translations.C2:Translations.C857 Translations.C860:Translations.C867 Translations.C869:Translations.C869 Translations.C871:Translations.C1041 Translations.C1043: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28"/>
        <table:table-column table:style-name="co4" table:default-cell-style-name="ce30"/>
        <table:table-row table:style-name="ro7">
          <table:table-cell office:value-type="string" calcext:value-type="string">
            <text:p>Total Sources: </text:p>
          </table:table-cell>
          <table:table-cell table:formula="of:=COUNTA([$Translations.B$1:$Translations.B$1048576])-1" office:value-type="float" office:value="1046" calcext:value-type="float">
            <text:p>1046</text:p>
          </table:table-cell>
        </table:table-row>
        <table:table-row table:style-name="ro7">
          <table:table-cell office:value-type="string" calcext:value-type="string">
            <text:p>Translations present: </text:p>
          </table:table-cell>
          <table:table-cell table:formula="of:=COUNTA([$Translations.C$1:$Translations.C$1048576])-1" office:value-type="float" office:value="1045" calcext:value-type="float">
            <text:p>1045</text:p>
          </table:table-cell>
        </table:table-row>
        <table:table-row table:style-name="ro7">
          <table:table-cell table:style-name="ce29" office:value-type="string" calcext:value-type="string">
            <text:p>Missing translations: </text:p>
          </table:table-cell>
          <table:table-cell table:style-name="ce31" table:formula="of:=[.B1]-[.B2]" office:value-type="float" office:value="1" calcext:value-type="float">
            <text:p>1</text:p>
          </table:table-cell>
        </table:table-row>
      </table:table>
      <table:table table:name="CheckActors" table:style-name="ta1">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3">00/00/0000</text:date>, <text:time style:data-style-name="N2" text:time-value="21:03:43.35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5-03T21:06:28.600000000</dc:date>
    <meta:editing-duration>P1DT1H24M44S</meta:editing-duration>
    <meta:editing-cycles>253</meta:editing-cycles>
    <meta:generator>LibreOffice/7.3.3.2$Windows_X86_64 LibreOffice_project/d1d0ea68f081ee2800a922cac8f79445e4603348</meta:generator>
    <dc:creator>Mattia Belletti</dc:creator>
    <meta:document-statistic meta:table-count="3" meta:cell-count="9992" meta:object-count="0"/>
  </office:meta>
</office:document-meta>
</file>